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1">do text</text:span></text:p><text:p text:style-name="P10"><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8">do text if not len(self.getApplicants()) &gt; 1</text:span></text:p><text:p text:style-name="P9"><text:span text:style-name="T9">from xhtml(tool.decorateHTML('UrbanAddress',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8">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8">do text</text:span></text:p><text:p text:style-name="P9"><text:span text:style-name="T9">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7">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9"><text:span text:style-name="T8">do text</text:span></text:p><text:p text:style-name="P9"><text:span text:style-name="T9">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3:27</dc:date>
    <dc:creator>Simon Delcourt</dc:creator>
    <meta:editing-duration>PT8H28M59S</meta:editing-duration>
    <meta:editing-cycles>47</meta:editing-cycles>
    <meta:generator>LibreOffice/3.5$Linux_x86 LibreOffice_project/350m1$Build-2</meta:generator>
    <meta:document-statistic meta:table-count="1" meta:image-count="0" meta:object-count="0" meta:page-count="2" meta:paragraph-count="27" meta:word-count="429" meta:character-count="3013" meta:non-whitespace-character-count="2611"/>
  </office:meta>
</office:document-meta>
</file>